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0bf3eb" officeooo:paragraph-rsid="000bf3eb"/>
    </style:style>
    <style:style style:name="P2" style:family="paragraph" style:parent-style-name="Standard">
      <style:text-properties style:font-name="Arial" fo:font-weight="bold" officeooo:rsid="000bf3eb" officeooo:paragraph-rsid="000bf3e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bf3eb" officeooo:paragraph-rsid="000bf3eb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officeooo:rsid="000d9c80" officeooo:paragraph-rsid="000d9c80" style:font-weight-asian="bold" style:font-weight-complex="bold"/>
    </style:style>
    <style:style style:name="T1" style:family="text">
      <style:text-properties officeooo:rsid="000c24ba"/>
    </style:style>
    <style:style style:name="T2" style:family="text">
      <style:text-properties officeooo:rsid="000d182a"/>
    </style:style>
    <style:style style:name="T3" style:family="text">
      <style:text-properties officeooo:rsid="000d9c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Introdução </text:p>
      <text:p text:style-name="P3"/>
      <text:p text:style-name="P3"/>
      <text:p text:style-name="P4">P.O Entrevista</text:p>
      <text:p text:style-name="P4"/>
      <text:p text:style-name="P1"><text:s text:c="4"/>A empresa “Back End Now’’ foi contratada por uma determinada empresa de combustíveis Biodegradáveis para a partir dos dados adquiridos entender qual , equipe ou <text:span text:style-name="T3">piloto</text:span> seria mais vantajos<text:span text:style-name="T1">o</text:span> <text:span text:style-name="T1">para </text:span>patrocinar <text:span text:style-name="T1">a fim de </text:span>propagar sua marca <text:span text:style-name="T1">com a maior visibilidade possível. A ideia da empresa de combustíveis é está próximo ao pódio, para que o telespectador e futuro cliente da marca perceba em primeiro contato visual a qualidade do produto. Para isso foi adquirido o banco de dados e formulado perguntas para que <text:s/>a empresa contratante tenha não apenas em tabelas as informações, mas também em perguntas que possam facilitar a escolha de que empresa, equipe ou </text:span><text:span text:style-name="T3">piloto</text:span><text:span text:style-name="T1"> </text:span><text:span text:style-name="T2">será mais viável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20:10:11.204000000</meta:creation-date>
    <dc:date>2022-03-28T23:19:13.189000000</dc:date>
    <meta:editing-duration>PT2H37M50S</meta:editing-duration>
    <meta:editing-cycles>1</meta:editing-cycles>
    <meta:document-statistic meta:table-count="0" meta:image-count="0" meta:object-count="0" meta:page-count="1" meta:paragraph-count="3" meta:word-count="115" meta:character-count="711" meta:non-whitespace-character-count="593"/>
    <meta:generator>LibreOffice/7.1.2.2$Windows_X86_64 LibreOffice_project/8a45595d069ef5570103caea1b71cc9d82b2aae4</meta:generator>
  </office:meta>
</office:document-meta>
</file>